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MTU size</text:p>
          </table:table-cell>
          <table:table-cell office:value-type="string" calcext:value-type="string">
            <text:p>Mbit/s 1</text:p>
          </table:table-cell>
          <table:table-cell office:value-type="string" calcext:value-type="string">
            <text:p>Mbit/s 2</text:p>
          </table:table-cell>
          <table:table-cell office:value-type="string" calcext:value-type="string">
            <text:p>Mbit/s 3</text:p>
          </table:table-cell>
          <table:table-cell table:style-name="Default" office:value-type="string" calcext:value-type="string">
            <text:p>Mbit/s Avg</text:p>
          </table:table-cell>
          <table:table-cell table:style-name="Default" office:value-type="string" calcext:value-type="string">
            <text:p>Pkt/s Av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27.6" calcext:value-type="float">
            <text:p>27.6</text:p>
          </table:table-cell>
          <table:table-cell table:formula="of:=AVERAGE([.B2:.D2])" office:value-type="float" office:value="27.6" calcext:value-type="float">
            <text:p>27.6</text:p>
          </table:table-cell>
          <table:table-cell table:formula="of:=[.E2]*125000/[.A2]" office:value-type="float" office:value="69000" calcext:value-type="float">
            <text:p>69000.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55.2" calcext:value-type="float">
            <text:p>55.2</text:p>
          </table:table-cell>
          <table:table-cell table:formula="of:=AVERAGE([.B3:.D3])" office:value-type="float" office:value="55.2" calcext:value-type="float">
            <text:p>55.2</text:p>
          </table:table-cell>
          <table:table-cell table:formula="of:=[.E3]*125000/[.A3]" office:value-type="float" office:value="69000" calcext:value-type="float">
            <text:p>69000.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formula="of:=AVERAGE([.B4:.D4])" office:value-type="float" office:value="110.333333333333" calcext:value-type="float">
            <text:p>110.3</text:p>
          </table:table-cell>
          <table:table-cell table:formula="of:=[.E4]*125000/[.A4]" office:value-type="float" office:value="68958.3333333333" calcext:value-type="float">
            <text:p>68958.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165" calcext:value-type="float">
            <text:p>165</text:p>
          </table:table-cell>
          <table:table-cell table:formula="of:=AVERAGE([.B5:.D5])" office:value-type="float" office:value="165" calcext:value-type="float">
            <text:p>165.0</text:p>
          </table:table-cell>
          <table:table-cell table:formula="of:=[.E5]*125000/[.A5]" office:value-type="float" office:value="68750" calcext:value-type="float">
            <text:p>68750.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221" calcext:value-type="float">
            <text:p>221</text:p>
          </table:table-cell>
          <table:table-cell table:formula="of:=AVERAGE([.B6:.D6])" office:value-type="float" office:value="221" calcext:value-type="float">
            <text:p>221.0</text:p>
          </table:table-cell>
          <table:table-cell table:formula="of:=[.E6]*125000/[.A6]" office:value-type="float" office:value="69062.5" calcext:value-type="float">
            <text:p>6906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6" calcext:value-type="float">
            <text:p>276</text:p>
          </table:table-cell>
          <table:table-cell table:formula="of:=AVERAGE([.B7:.D7])" office:value-type="float" office:value="275.666666666667" calcext:value-type="float">
            <text:p>275.7</text:p>
          </table:table-cell>
          <table:table-cell table:formula="of:=[.E7]*125000/[.A7]" office:value-type="float" office:value="68916.6666666667" calcext:value-type="float">
            <text:p>68916.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 office:value-type="float" office:value="331" calcext:value-type="float">
            <text:p>331</text:p>
          </table:table-cell>
          <table:table-cell table:formula="of:=AVERAGE([.B8:.D8])" office:value-type="float" office:value="331" calcext:value-type="float">
            <text:p>331.0</text:p>
          </table:table-cell>
          <table:table-cell table:formula="of:=[.E8]*125000/[.A8]" office:value-type="float" office:value="68958.3333333333" calcext:value-type="float">
            <text:p>68958.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table:formula="of:=AVERAGE([.B9:.D9])" office:value-type="float" office:value="386.333333333333" calcext:value-type="float">
            <text:p>386.3</text:p>
          </table:table-cell>
          <table:table-cell table:formula="of:=[.E9]*125000/[.A9]" office:value-type="float" office:value="68988.0952380952" calcext:value-type="float">
            <text:p>68988.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441" calcext:value-type="float">
            <text:p>441</text:p>
          </table:table-cell>
          <table:table-cell table:formula="of:=AVERAGE([.B10:.D10])" office:value-type="float" office:value="441" calcext:value-type="float">
            <text:p>441.0</text:p>
          </table:table-cell>
          <table:table-cell table:formula="of:=[.E10]*125000/[.A10]" office:value-type="float" office:value="68906.25" calcext:value-type="float">
            <text:p>68906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float" office:value="551" calcext:value-type="float">
            <text:p>551</text:p>
          </table:table-cell>
          <table:table-cell table:formula="of:=AVERAGE([.B11:.D11])" office:value-type="float" office:value="551.666666666667" calcext:value-type="float">
            <text:p>551.7</text:p>
          </table:table-cell>
          <table:table-cell table:formula="of:=[.E11]*125000/[.A11]" office:value-type="float" office:value="68958.3333333333" calcext:value-type="float">
            <text:p>68958.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772" calcext:value-type="float">
            <text:p>772</text:p>
          </table:table-cell>
          <table:table-cell table:formula="of:=AVERAGE([.B12:.D12])" office:value-type="float" office:value="772.666666666667" calcext:value-type="float">
            <text:p>772.7</text:p>
          </table:table-cell>
          <table:table-cell table:formula="of:=[.E12]*125000/[.A12]" office:value-type="float" office:value="68988.0952380952" calcext:value-type="float">
            <text:p>68988.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 office:value-type="float" office:value="827" calcext:value-type="float">
            <text:p>827</text:p>
          </table:table-cell>
          <table:table-cell table:formula="of:=AVERAGE([.B13:.D13])" office:value-type="float" office:value="827" calcext:value-type="float">
            <text:p>827.0</text:p>
          </table:table-cell>
          <table:table-cell table:formula="of:=[.E13]*125000/[.A13]" office:value-type="float" office:value="68916.6666666667" calcext:value-type="float">
            <text:p>68916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55" calcext:value-type="float">
            <text:p>955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table:formula="of:=AVERAGE([.B14:.D14])" office:value-type="float" office:value="954.666666666667" calcext:value-type="float">
            <text:p>954.7</text:p>
          </table:table-cell>
          <table:table-cell table:formula="of:=[.E14]*125000/[.A14]" office:value-type="float" office:value="59666.6666666667" calcext:value-type="float">
            <text:p>59666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Schwerdel</meta:initial-creator>
    <meta:creation-date>2015-11-20T14:40:21.721773333</meta:creation-date>
    <dc:date>2015-11-20T14:44:47.509179818</dc:date>
    <dc:creator>Dennis Schwerdel</dc:creator>
    <meta:editing-duration>P0D</meta:editing-duration>
    <meta:editing-cycles>1</meta:editing-cycles>
    <meta:document-statistic meta:table-count="1" meta:cell-count="84" meta:object-count="0"/>
    <meta:generator>LibreOffice/4.2.8.2$Linux_X86_64 LibreOffice_project/420m0$Build-2</meta:generator>
  </office:meta>
</office:document-meta>
</file>